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" manifest:full-path="META-INF/documentsignatures.xml"/>
  <manifest:file-entry manifest:media-type="" manifest:full-path="META-INF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Lucida Sans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 style:list-style-name="">
      <style:paragraph-properties fo:text-align="start" style:justify-single-word="false" style:text-autospace="none" style:writing-mode="lr-tb"/>
      <style:text-properties style:use-window-font-color="true" fo:font-size="12pt" fo:language="none" fo:country="none" style:letter-kerning="true" style:font-name-asian="Lucida Sans1" style:font-size-asian="12pt" style:language-asian="hi" style:country-asian="IN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 contains content chosen by Attacker!</text:p>
      <text:p text:style-name="P1"/>
      <text:p text:style-name="P1">Document was signed by Attacker using a self-signed certificate / private key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ucida Sans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non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MS Gothic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Index_20__28_user_29_" style:display-name="Index (user)" style:family="paragraph" style:parent-style-name="Default_20_Text">
      <style:paragraph-properties fo:text-align="start" style:justify-single-word="false" style:writing-mode="page"/>
      <style:text-properties style:use-window-font-color="true" fo:font-size="12pt" fo:language="en" fo:country="none" style:letter-kerning="true" style:font-name-asian="Lucida Sans" style:font-size-asian="12pt" style:language-asian="zxx" style:country-asian="none" style:font-size-complex="12pt"/>
    </style:style>
    <style:style style:name="Caption_20__28_user_29_" style:display-name="Caption (user)" style:family="paragraph" style:parent-style-name="Default_20_Text">
      <style:paragraph-properties fo:margin-top="0.0835in" fo:margin-bottom="0.0835in" fo:text-align="start" style:justify-single-word="false" style:writing-mode="page"/>
      <style:text-properties style:use-window-font-color="true" fo:language="en" fo:country="none" fo:font-style="italic" style:letter-kerning="true" style:font-name-asian="Lucida Sans" style:language-asian="zxx" style:country-asian="none" style:font-style-asian="italic" style:font-style-complex="italic"/>
    </style:style>
    <style:style style:name="Text_20_Body" style:display-name="Text Body" style:family="paragraph" style:parent-style-name="Default_20_Text">
      <style:paragraph-properties fo:margin-top="0in" fo:margin-bottom="0.0972in" fo:line-height="115%" fo:text-align="start" style:justify-single-word="false" style:writing-mode="page"/>
      <style:text-properties style:use-window-font-color="true" fo:font-size="12pt" fo:language="en" fo:country="none" style:letter-kerning="true" style:font-name-asian="Lucida Sans Unicode" style:font-size-asian="12pt" style:language-asian="zxx" style:country-asian="none" style:font-size-complex="12pt"/>
    </style:style>
    <style:style style:name="Heading_20__28_user_29_" style:display-name="Heading (user)" style:family="paragraph" style:parent-style-name="Default_20_Text" style:next-style-name="Text_20_Body">
      <style:paragraph-properties fo:margin-top="0.1665in" fo:margin-bottom="0.0835in" fo:text-align="start" style:justify-single-word="false" fo:keep-with-next="always" style:writing-mode="page"/>
      <style:text-properties style:use-window-font-color="true" style:font-name="Liberation Sans" fo:font-size="14pt" fo:language="en" fo:country="none" style:letter-kerning="true" style:font-size-asian="14pt" style:language-asian="zxx" style:country-asian="non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1-06-08T12:26:47.38</meta:creation-date>
    <meta:document-statistic meta:table-count="0" meta:image-count="0" meta:object-count="0" meta:page-count="1" meta:paragraph-count="2" meta:word-count="18" meta:character-count="123"/>
    <dc:date>2021-06-08T12:27:11.93</dc:date>
    <meta:editing-duration>PT00H00M25S</meta:editing-duration>
    <meta:editing-cycles>1</meta:editing-cycles>
    <meta:generator>IBM_Lotus_Symphony/3.0$Win32 OpenOffice.org_project/310m11$Build-9399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6100bb007600b700f3008c004e00ef00a200bc001e000f003000a700ca00fc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cvKIRzUK1J5jDEBSwdfKLl9T0SM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7PcDf2O/4V7U0k5MWI966WALOWE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7FfOll3fLMQoUXvMVQqNXrh9Z9w=</DigestValue>
      </Reference>
      <Reference URI="Thumbnails/thumbnail.png">
        <DigestMethod Algorithm="http://www.w3.org/2000/09/xmldsig#sha1"/>
        <DigestValue>laDacQHS/dLgSAi0PipfA/Gs1M8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8FBlGyT6osEHA3GXEa9kgPqRPP8=</DigestValue>
      </Reference>
      <Reference URI="#ID_00b100d000a7006b005b00320047008f008e00ae007d003e009b0083007000ad">
        <DigestMethod Algorithm="http://www.w3.org/2000/09/xmldsig#sha1"/>
        <DigestValue>Q7YcU5aJUV/FtiEmVGN6DxlYzxA=</DigestValue>
      </Reference>
    </SignedInfo>
    <SignatureValue>PBd3eAViw++T/eyiScBcOAnk2V1Vr9dApo6RwpkUUG6IvNQLWGnPrkmrkiRBIg7/
a69IDKf73RTHNQbGSvtdjtJYjEp2y+ISfaU0oeYRlTXNPLY8J3fE9Hhmy3pGkRR8
2Fk6NAyqNpxAv3DyQLvbGm5XwmOGfc+04uPZUk2gxe4L4/stU1Bq/RiTPKL+bmk4
1ncPE/Hd/jhMItYas9uIjXmgLLaju2/ny34Mp79UJe8coQuk7tca8aaRlmYFQzd9
kqNFrgPCovpAIY2Ech2ZRR9SXhekrqjVX880A7IHMkuwjNLwvqgLSS9T+jMIy6g6
pjYZ8T+8sKY6r/9pBOPaKQ==</SignatureValue>
    <KeyInfo>
      <X509Data>
        <X509IssuerSerial>
          <X509IssuerName>C=DE,E=attacker@odf.evil,CN=Attacker</X509IssuerName>
          <X509SerialNumber>561695420339045612699057</X509SerialNumber>
        </X509IssuerSerial>
        <X509Certificate>MIIDKDCCAhCgAwIBAgIKdvGR2yh62BS9sTANBgkqhkiG9w0BAQsFADBCMREwDwYDVQQDEwhBdHRhY2tlcjEgMB4GCSqGSIb3DQEJARYRYXR0YWNrZXJAb2RmLmV2aWwxCzAJBgNVBAYTAkRFMB4XDTIxMDEyMTE0Mjk1N1oXDTI2MDEyMTE0Mjk1N1owQjERMA8GA1UEAxMIQXR0YWNrZXIxIDAeBgkqhkiG9w0BCQEWEWF0dGFja2VyQG9kZi5ldmlsMQswCQYDVQQGEwJERTCCASIwDQYJKoZIhvcNAQEBBQADggEPADCCAQoCggEBAK6osofLCTQlnLYygA1uvjSYBq11H49cWXyml1dBDaB11uRN+kDu4ZvnU405+28c44YMce+peNMClsVIQ5xcUOiDMDJhhtx/75txdYyk66SSxQT4u7FnleqJNDbNvmQRB9DJu59Yx02GOfCn7ILVDQHvlZGMTEapdYDB5pRtVHgNNm20p3oTVd+112Kk3RouF63QZIvB1mOVyWxD/fq2FcXdQickeKVZjglXgx+Yy4F8ZYXfFTUBrfYwruBQr/laAwy4nLjrYC6pRlw8OUHeGnoQx3XXUl0BE7pM96R6Rt0ZPnr9a2hCc1A1FsrEwnoMWKl/aWJ3Us9jiXsa14x65O0CAwEAAaMgMB4wDwYJKoZIhvcvAQEKBAIFADALBgNVHQ8EBAMCB4AwDQYJKoZIhvcNAQELBQADggEBAIzYjXj/rx3b/qopHCguCRJunMU9iRBAXEuiGbNMT6UxlPFpqTNbyqIbEC+jSDQ3A+JKM5RIQDYpyhURJ4ZYUeQ41MuShoPTMB3P0i4QAmYXdXkIcyRAcx4UMN0mNc5ZWz3NqT765RzfU4ZJFnluIz+GEf7zOZx5hxTKHSLrUItN3T9JkJrIwKOaalbehXosiKhbL7dKCO/fTGS9VT1NM0tmZ+Ln9h0kVjgYUJWOGOnMAEkDWQAIAaOiQUAtBK41+q5Ki1QWW3A7pTTF0luZMaaot2Ab0hhBY6sm78+r4Ad4Kv9HLawUH6sMU0mQ1Ke1Cz5oHYh9SG9QuPvSAd+eI9U=</X509Certificate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</X509Data>
    </KeyInfo>
    <Object>
      <SignatureProperties>
        <SignatureProperty Id="ID_00b100d000a7006b005b00320047008f008e00ae007d003e009b0083007000ad" Target="#ID_006100bb007600b700f3008c004e00ef00a200bc001e000f003000a700ca00fc">
          <dc:date xmlns:dc="http://purl.org/dc/elements/1.1/">2021-06-08T12:27:17,85</dc:date>
        </SignatureProperty>
      </SignatureProperties>
    </Object>
  </Signature>
</document-signatures>
</file>